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5cm" svg:y1="1.225cm" svg:x2="0.7cm" svg:y2="1.9cm" draw:start-shape="id1" draw:start-glue-point="7" draw:end-shape="id2" draw:end-glue-point="4" svg:d="M1575 1225c-584 0-875 225-875 675" svg:viewBox="0 0 876 676">
          <text:p/>
        </draw:connector>
        <draw:custom-shape draw:style-name="gr3" draw:text-style-name="P1" xml:id="id3" draw:id="id3" draw:layer="layout" svg:width="1.2cm" svg:height="1.2cm" svg:x="1.43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cm" svg:y="2.196cm">
          <draw:text-box>
            <text:p text:style-name="P1"><text:span text:style-name="T1">7</text:span></text:p>
          </draw:text-box>
        </draw:frame>
        <draw:custom-shape draw:style-name="gr6" draw:text-style-name="P1" xml:id="id5" draw:id="id5" draw:layer="layout" svg:width="1.2cm" svg:height="1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6cm" svg:y="3.562cm">
          <draw:text-box>
            <text:p text:style-name="P1"><text:span text:style-name="T1">5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onnector draw:style-name="gr7" draw:text-style-name="P2" draw:layer="layout" draw:type="curve" draw:line-skew="0cm -1.126cm 0.423cm" svg:x1="2cm" svg:y1="1.4cm" svg:x2="2.03cm" svg:y2="1.905cm" draw:start-shape="id1" draw:start-glue-point="8" draw:end-shape="id3" draw:end-glue-point="4" svg:d="M2000 1400c0 39 0 26 0 226s30 161 30 279" svg:viewBox="0 0 31 506">
          <text:p/>
        </draw:connector>
        <draw:custom-shape draw:style-name="gr6" draw:text-style-name="P1" xml:id="id4" draw:id="id4" draw:layer="layout" svg:width="1.2cm" svg:height="1.2cm" svg:x="2.751cm" svg:y="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2cm" svg:y="2.165cm">
          <draw:text-box>
            <text:p text:style-name="P1"><text:span text:style-name="T1">6</text:span></text:p>
          </draw:text-box>
        </draw:frame>
        <draw:connector draw:style-name="gr7" draw:text-style-name="P2" draw:layer="layout" draw:type="curve" svg:x1="2.425cm" svg:y1="1.225cm" svg:x2="3.351cm" svg:y2="1.901cm" draw:start-shape="id1" draw:start-glue-point="9" draw:end-shape="id4" draw:end-glue-point="4" svg:d="M2425 1225c618 0 926 225 926 676" svg:viewBox="0 0 927 677">
          <text:p/>
        </draw:connector>
        <draw:connector draw:style-name="gr7" draw:text-style-name="P2" draw:layer="layout" draw:type="curve" svg:x1="4.125cm" svg:y1="3.475cm" svg:x2="2.6cm" svg:y2="0.8cm" draw:start-shape="id5" draw:start-glue-point="11" draw:end-shape="id1" draw:end-glue-point="10" svg:d="M4125 3475c0-1784-508-2675-1525-2675" svg:viewBox="0 0 1526 2676">
          <text:p/>
        </draw:connector>
        <draw:custom-shape draw:style-name="gr6" draw:text-style-name="P1" xml:id="id6" draw:id="id6" draw:layer="layout" svg:width="1.2cm" svg:height="1.2cm" svg:x="3.101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5.063cm">
          <draw:text-box>
            <text:p text:style-name="P1"><text:span text:style-name="T1">3</text:span></text:p>
          </draw:text-box>
        </draw:frame>
        <draw:custom-shape draw:style-name="gr6" draw:text-style-name="P1" xml:id="id7" draw:id="id7" draw:layer="layout" svg:width="1.2cm" svg:height="1.2cm" svg:x="1.729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5cm" svg:y="5.063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draw:line-skew="0cm -1.126cm 0.299cm" svg:x1="3.7cm" svg:y1="4.5cm" svg:x2="3.701cm" svg:y2="4.801cm" draw:start-shape="id5" draw:start-glue-point="8" draw:end-shape="id6" draw:end-glue-point="4" svg:d="M3700 4500c0 39 0 26 0 113s1 37 1 188" svg:viewBox="0 0 2 302">
          <text:p/>
        </draw:connector>
        <draw:connector draw:style-name="gr7" draw:text-style-name="P2" draw:layer="layout" draw:type="curve" svg:x1="3.1cm" svg:y1="3.9cm" svg:x2="2.329cm" svg:y2="4.801cm" draw:start-shape="id5" draw:end-shape="id7" draw:end-glue-point="4" svg:d="M3100 3900c-514 0-771 300-771 901" svg:viewBox="0 0 772 9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9-04T09:33:26.213885322</dc:date>
    <meta:editing-duration>PT15H4M3S</meta:editing-duration>
    <meta:editing-cycles>33</meta:editing-cycles>
    <meta:generator>LibreOffice/6.0.7.3$Linux_X86_64 LibreOffice_project/00m0$Build-3</meta:generator>
    <meta:document-statistic meta:object-count="21"/>
  </office:meta>
</office:document-meta>
</file>